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 Mono" svg:font-family="'Google Sans Mono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8c5" officeooo:paragraph-rsid="001f78c5"/>
    </style:style>
    <style:style style:name="P2" style:family="paragraph" style:parent-style-name="Standard">
      <style:paragraph-properties fo:text-align="center" style:justify-single-word="false"/>
      <style:text-properties officeooo:rsid="001f78c5" officeooo:paragraph-rsid="00207f50"/>
    </style:style>
    <style:style style:name="P3" style:family="paragraph" style:parent-style-name="Standard">
      <style:text-properties officeooo:rsid="001f78c5" officeooo:paragraph-rsid="00207f50"/>
    </style:style>
    <style:style style:name="P4" style:family="paragraph" style:parent-style-name="Standard">
      <style:paragraph-properties fo:text-align="start" style:justify-single-word="false"/>
      <style:text-properties officeooo:rsid="001f78c5" officeooo:paragraph-rsid="00207f50"/>
    </style:style>
    <style:style style:name="P5" style:family="paragraph" style:parent-style-name="Standard">
      <style:text-properties fo:color="#00a933" fo:font-size="14pt" style:text-underline-style="solid" style:text-underline-width="auto" style:text-underline-color="font-color" officeooo:rsid="001f78c5" officeooo:paragraph-rsid="001f78c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officeooo:rsid="001f78c5" officeooo:paragraph-rsid="001f78c5" style:font-size-asian="14pt" style:font-size-complex="14pt"/>
    </style:style>
    <style:style style:name="P7" style:family="paragraph" style:parent-style-name="Standard">
      <style:text-properties fo:color="#00a933" style:text-underline-style="solid" style:text-underline-width="auto" style:text-underline-color="font-color" officeooo:rsid="001f78c5" officeooo:paragraph-rsid="001f78c5"/>
    </style:style>
    <style:style style:name="P8" style:family="paragraph" style:parent-style-name="Standard">
      <style:text-properties officeooo:paragraph-rsid="001f78c5"/>
    </style:style>
    <style:style style:name="P9" style:family="paragraph" style:parent-style-name="Standard">
      <style:paragraph-properties fo:text-align="start" style:justify-single-word="false"/>
      <style:text-properties fo:color="#1c1c1c" fo:font-size="11pt" style:text-underline-style="none" officeooo:rsid="0020fd0a" officeooo:paragraph-rsid="0020fd0a" style:font-size-asian="11pt" style:font-size-complex="11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1pt" officeooo:rsid="001f78c5" officeooo:paragraph-rsid="001f78c5" style:font-size-asian="11pt" style:font-size-complex="11pt"/>
    </style:style>
    <style:style style:name="P12" style:family="paragraph" style:parent-style-name="Standard">
      <style:text-properties fo:font-size="11pt" officeooo:rsid="001f78c5" officeooo:paragraph-rsid="00207f50" style:font-size-asian="11pt" style:font-size-complex="11pt"/>
    </style:style>
    <style:style style:name="P13" style:family="paragraph" style:parent-style-name="Standard">
      <style:text-properties style:font-name="Liberation Serif" fo:font-size="11pt" fo:font-weight="normal" officeooo:paragraph-rsid="001f78c5" style:font-size-asian="11pt" style:font-weight-asian="normal" style:font-size-complex="11pt" style:font-weight-complex="normal"/>
    </style:style>
    <style:style style:name="T1" style:family="text">
      <style:text-properties officeooo:rsid="001f78c5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style:font-name="Google Sans Mono" fo:font-size="10.5pt" fo:letter-spacing="normal" fo:font-style="normal" fo:font-weight="normal"/>
    </style:style>
    <style:style style:name="T4" style:family="text">
      <style:text-properties fo:font-variant="normal" fo:text-transform="none" style:font-name="Google Sans Mono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style:font-name="Google Sans Mono" fo:font-size="11pt" fo:letter-spacing="normal" fo:font-style="normal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font-name="Google Sans Mono" fo:font-size="11pt" fo:letter-spacing="normal" fo:font-style="normal" fo:font-weight="normal" officeooo:rsid="0020fd0a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style:font-name="Google Sans Mono" fo:font-size="11pt" fo:letter-spacing="normal" fo:font-style="normal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style:font-name="Google Sans Mono" fo:letter-spacing="normal" fo:font-style="normal"/>
    </style:style>
    <style:style style:name="T9" style:family="text">
      <style:text-properties fo:font-variant="normal" fo:text-transform="none" style:font-name="Google Sans Mono" fo:letter-spacing="normal" fo:font-style="normal" fo:font-weight="normal"/>
    </style:style>
    <style:style style:name="T10" style:family="text">
      <style:text-properties fo:font-variant="normal" fo:text-transform="none" fo:color="#444746" style:font-name="Google Sans Mono" fo:font-size="10.5pt" fo:letter-spacing="normal" fo:font-style="normal" fo:font-weight="normal"/>
    </style:style>
    <style:style style:name="T11" style:family="text">
      <style:text-properties fo:font-variant="normal" fo:text-transform="none" fo:color="#444746" style:font-name="Google Sans Mono" fo:letter-spacing="normal" fo:font-style="normal"/>
    </style:style>
    <style:style style:name="T12" style:family="text">
      <style:text-properties fo:font-variant="normal" fo:text-transform="none" fo:color="#444746" style:font-name="Google Sans Mono" fo:letter-spacing="normal" fo:font-style="normal" fo:font-weight="normal"/>
    </style:style>
    <style:style style:name="T13" style:family="text">
      <style:text-properties fo:font-variant="normal" fo:text-transform="none" fo:color="#444746" fo:letter-spacing="normal"/>
    </style:style>
    <style:style style:name="T14" style:family="text">
      <style:text-properties fo:font-variant="normal" fo:text-transform="none" fo:color="#444746" fo:letter-spacing="normal" fo:font-style="normal"/>
    </style:style>
    <style:style style:name="T15" style:family="text">
      <style:text-properties fo:font-variant="normal" fo:text-transform="none" fo:color="#444746" fo:font-size="11pt" fo:letter-spacing="normal" style:font-size-asian="11pt" style:font-size-complex="11pt"/>
    </style:style>
    <style:style style:name="T16" style:family="text">
      <style:text-properties fo:font-variant="normal" fo:text-transform="none" fo:color="#444746" fo:font-size="11pt" fo:letter-spacing="normal" fo:font-weight="bold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444746" fo:font-size="11pt" fo:letter-spacing="normal" fo:font-weight="normal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444746" style:font-name="Liberation Serif" fo:font-size="11pt" fo:letter-spacing="normal" fo:font-weight="normal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1c1c1c" style:font-name="Google Sans Mono" fo:font-size="10.5pt" fo:letter-spacing="normal" fo:font-style="normal" fo:font-weight="normal"/>
    </style:style>
    <style:style style:name="T20" style:family="text">
      <style:text-properties fo:font-variant="normal" fo:text-transform="none" fo:color="#1c1c1c" style:font-name="Google Sans Mono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1c1c1c" style:font-name="Google Sans Mono" fo:font-size="11pt" fo:letter-spacing="normal" fo:font-style="normal" fo:font-weight="normal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1c1c1c" style:font-name="Google Sans Mono" fo:font-size="11pt" fo:letter-spacing="normal" fo:font-style="normal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color="#1c1c1c" style:font-name="Google Sans Mono" fo:letter-spacing="normal" fo:font-style="normal"/>
    </style:style>
    <style:style style:name="T24" style:family="text">
      <style:text-properties fo:font-variant="normal" fo:text-transform="none" fo:color="#1c1c1c" style:font-name="Google Sans Mono" fo:letter-spacing="normal" fo:font-style="normal" fo:font-weight="normal"/>
    </style:style>
    <style:style style:name="T25" style:family="text">
      <style:text-properties fo:font-variant="normal" fo:text-transform="none" fo:color="#1c1c1c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1c1c1c" fo:letter-spacing="normal" fo:font-style="normal"/>
    </style:style>
    <style:style style:name="T27" style:family="text">
      <style:text-properties fo:font-variant="normal" fo:text-transform="none" style:font-name="Liberation Serif" fo:font-size="11pt" fo:letter-spacing="normal" fo:font-style="normal" fo:font-weight="normal" officeooo:rsid="0020fd0a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officeooo:rsid="00207f50"/>
    </style:style>
    <style:style style:name="T30" style:family="text">
      <style:text-properties fo:color="#00a933" fo:font-size="14pt" style:text-underline-style="solid" style:text-underline-width="auto" style:text-underline-color="font-color" style:font-size-asian="14pt" style:font-size-complex="14pt"/>
    </style:style>
    <style:style style:name="T31" style:family="text">
      <style:text-properties fo:color="#00a933" fo:font-size="14pt" style:text-underline-style="solid" style:text-underline-width="auto" style:text-underline-color="font-color" officeooo:rsid="00207f50" style:font-size-asian="14pt" style:font-size-complex="14pt"/>
    </style:style>
    <style:style style:name="T32" style:family="text">
      <style:text-properties officeooo:rsid="0020fd0a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20fd0a" style:font-size-asian="11pt" style:font-size-complex="11pt"/>
    </style:style>
    <style:style style:name="T36" style:family="text">
      <style:text-properties fo:font-size="11pt" officeooo:rsid="001f78c5" style:font-size-asian="11pt" style:font-size-complex="11pt"/>
    </style:style>
    <style:style style:name="T37" style:family="text">
      <style:text-properties fo:font-size="11pt" officeooo:rsid="00207f5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s to the question number 01</text:p>
      <text:p text:style-name="P5"><text:span text:style-name="T2">1. </text:span>Table salesman:</text:p>
      <text:p text:style-name="Standard">CREATE TABLE salesman(</text:p>
      <text:p text:style-name="Standard"><text:s text:c="4"/>s_id varchar(20),</text:p>
      <text:p text:style-name="Standard"><text:s text:c="4"/>name varchar(20),</text:p>
      <text:p text:style-name="Standard"><text:s text:c="4"/>city varchar(20),</text:p>
      <text:p text:style-name="Standard"><text:s text:c="4"/>commission float,</text:p>
      <text:p text:style-name="Standard"><text:s text:c="4"/>salary int,</text:p>
      <text:p text:style-name="Standard"><text:s text:c="4"/>primary key (s_id)</text:p>
      <text:p text:style-name="Standard">);</text:p>
      <text:p text:style-name="P5"><text:span text:style-name="T2">2. </text:span>Table Customar:</text:p>
      <text:p text:style-name="Standard">CREATE TABLE cusomar(</text:p>
      <text:p text:style-name="Standard"><text:s text:c="4"/>c_id int,</text:p>
      <text:p text:style-name="Standard"><text:s text:c="4"/>c_name varchar(20),</text:p>
      <text:p text:style-name="Standard"><text:s text:c="4"/>city varchar(20),</text:p>
      <text:p text:style-name="Standard"><text:s text:c="4"/>grade float,</text:p>
      <text:p text:style-name="Standard"><text:s text:c="4"/>s_id int,</text:p>
      <text:p text:style-name="Standard"><text:s text:c="4"/>PRIMARY key (c_id),</text:p>
      <text:p text:style-name="Standard"><text:s text:c="4"/>FOREIGN KEY(s_id)REFERENCES salesman(s_id)</text:p>
      <text:p text:style-name="Standard">);</text:p>
      <text:p text:style-name="P5"><text:span text:style-name="T2">3. </text:span>Table Order:</text:p>
      <text:p text:style-name="Standard">CREATE TABLE oder( </text:p>
      <text:p text:style-name="Standard"><text:s text:c="4"/>o_no int, </text:p>
      <text:p text:style-name="Standard"><text:s text:c="4"/>purchase_amount varchar(20), </text:p>
      <text:p text:style-name="Standard"><text:s text:c="4"/>order_date varchar(20),</text:p>
      <text:p text:style-name="Standard"><text:s text:c="4"/>c_id int, </text:p>
      <text:p text:style-name="Standard"><text:s text:c="4"/>s_id int, </text:p>
      <text:p text:style-name="Standard"><text:s text:c="4"/>PRIMARY key (o_no), </text:p>
      <text:p text:style-name="Standard"><text:s text:c="4"/>FOREIGN KEY(c_id)REFERENCES cusomar(c_id), </text:p>
      <text:p text:style-name="Standard"><text:s text:c="4"/>FOREIGN KEY(s_id)REFERENCES salesman(s_id)</text:p>
      <text:p text:style-name="Standard">);</text:p>
      <text:p text:style-name="P7">Inserting data in table:</text:p>
      <text:p text:style-name="Standard">INSERT INTO salesman VALUES (1,"Rabbi","Dhaka",0.21,10000);</text:p>
      <text:p text:style-name="Standard">INSERT INTO salesman VALUES (2,"Atik","Cumilla",0.14,12000);</text:p>
      <text:p text:style-name="Standard">INSERT INTO salesman VALUES (3,"Fardin","Chittagong",0.21,13000);</text:p>
      <text:p text:style-name="Standard">INSERT INTO salesman VALUES (4,"Rahim","Rajshahi",0.21,15000);</text:p>
      <text:p text:style-name="Standard"/>
      <text:p text:style-name="Standard">INSERT INTO cusomar VALUES (101,"500","05/08/2023",0.21,10000);</text:p>
      <text:p text:style-name="Standard">INSERT INTO cusomar VALUES (102,"1000","06/08/2023",0.14,12000);</text:p>
      <text:p text:style-name="Standard">INSERT INTO cusomar VALUES (103,"800","07/08/2023",0.21,13000);</text:p>
      <text:p text:style-name="Standard">INSERT INTO cusomar VALUES (104,"900","08/08/2023",0.21,15000);</text:p>
      <text:p text:style-name="Standard"/>
      <text:p text:style-name="Standard"/>
      <text:p text:style-name="Standard"><text:span text:style-name="T1">i) </text:span>. <text:s text:c="2"/><text:span text:style-name="T35">SELECT</text:span><text:span text:style-name="T34"> name,city </text:span></text:p>
      <text:p text:style-name="P10"><text:s text:c="8"/>FROM salesman</text:p>
      <text:p text:style-name="P10"><text:s text:c="8"/>WHERE city='Chittagong';</text:p>
      <text:p text:style-name="Standard"/>
      <text:p text:style-name="Standard"><text:span text:style-name="T1">ii) . <text:s text:c="2"/></text:span><text:span text:style-name="T34">SELECT name, o_no, purchase_amount </text:span></text:p>
      <text:p text:style-name="P10"><text:s text:c="9"/>FROM salesman JOIN oder </text:p>
      <text:p text:style-name="P10"><text:s text:c="9"/>WHERE order_date != '27/7/23' AND <text:s/>order_date != '29/7/23';</text:p>
      <text:p text:style-name="Standard"/>
      <text:p text:style-name="Standard"/>
      <text:p text:style-name="P8"><text:soft-page-break/><text:span text:style-name="T1">iii) . </text:span><text:span text:style-name="T27">SELECT</text:span><text:span text:style-name="T18"> </text:span><text:span text:style-name="T25">s_id, name, commission</text:span></text:p>
      <text:p text:style-name="P13"><text:span text:style-name="T14"><text:s text:c="8"/></text:span><text:span text:style-name="T28">FROM</text:span><text:span text:style-name="T13"> </text:span><text:span text:style-name="T26">salesmen </text:span></text:p>
      <text:p text:style-name="P13"><text:span text:style-name="T14"><text:s text:c="8"/></text:span><text:span text:style-name="T28">WHERE</text:span><text:span text:style-name="T13"> </text:span><text:span text:style-name="T26">commission</text:span><text:span text:style-name="T14"> </text:span><text:span text:style-name="T28">BETWEEN</text:span><text:span text:style-name="T13"> </text:span><text:span text:style-name="T28">0.12</text:span><text:span text:style-name="T13"> </text:span><text:span text:style-name="T28">AND</text:span><text:span text:style-name="T13"> </text:span><text:span text:style-name="T28">0.14</text:span><text:span text:style-name="T14">;</text:span></text:p>
      <text:p text:style-name="P1"/>
      <text:p text:style-name="P8"><text:span text:style-name="T1">iv) . <text:s/></text:span><text:span text:style-name="T36">UPDATE </text:span><text:span text:style-name="T37">customer</text:span></text:p>
      <text:p text:style-name="P11"><text:s text:c="9"/>SET <text:span text:style-name="T29">c_</text:span>name = 'Karim'</text:p>
      <text:p text:style-name="P11"><text:s text:c="10"/>WHERE <text:span text:style-name="T29">c_</text:span>name = 'Rahim';</text:p>
      <text:p text:style-name="P1"/>
      <text:p text:style-name="P1">v). <text:s/><text:span text:style-name="T34">SELECT name</text:span></text:p>
      <text:p text:style-name="P11"><text:s text:c="7"/>FROM salesmen</text:p>
      <text:p text:style-name="P11"><text:s text:c="8"/>WHERE salary = (</text:p>
      <text:p text:style-name="P11"><text:s text:c="8"/>SELECT MAX(salary) FROM salesmen</text:p>
      <text:p text:style-name="P11"><text:s text:c="8"/>WHERE salary &lt; (SELECT MAX(salary) FROM salesmen)</text:p>
      <text:p text:style-name="P12"><text:s text:c="8"/>);</text:p>
      <text:p text:style-name="P12"/>
      <text:p text:style-name="P3"/>
      <text:p text:style-name="P3"/>
      <text:p text:style-name="P3"/>
      <text:p text:style-name="P2"><text:span text:style-name="T30">Ans to the question number 0</text:span><text:span text:style-name="T31">2</text:span></text:p>
      <text:p text:style-name="P4"><text:span text:style-name="T31"/></text:p>
      <text:p text:style-name="P9">i) . SELECT Emp_id, Name, Dept</text:p>
      <text:p text:style-name="P9"><text:s text:c="6"/>FROM Employee</text:p>
      <text:p text:style-name="P9"><text:s text:c="6"/>WHERE Dept=”IT”;</text:p>
      <text:p text:style-name="P9">ii) . SELECT Emp_id, Name, Dept</text:p>
      <text:p text:style-name="P9"><text:s text:c="7"/>FROM Employee</text:p>
      <text:p text:style-name="P9"><text:s text:c="7"/>WHERE Dept=”IT”;</text:p>
      <text:p text:style-name="P9"/>
      <text:p text:style-name="P9">iii) . SELECT Name, Dept, Salary</text:p>
      <text:p text:style-name="P9"><text:s text:c="8"/>FROM Employee</text:p>
      <text:p text:style-name="P9"><text:s text:c="8"/>WHERE Dept="IT" and Salary &gt; avg(Salary);</text:p>
      <text:p text:style-name="P9"/>
      <text:p text:style-name="P9">iv) . SELECT Emp_id, Name, Dept</text:p>
      <text:p text:style-name="P9"><text:s text:c="8"/>FROM Employee</text:p>
      <text:p text:style-name="P9"><text:s text:c="8"/>WHERE Dept=”IT”; </text:p>
      <text:p text:style-name="P9"/>
      <text:p text:style-name="P9">v) . SELECT Emp_id, Name, Dept</text:p>
      <text:p text:style-name="P9"><text:s text:c="6"/>FROM Employee</text:p>
      <text:p text:style-name="P9"><text:s text:c="6"/>WHERE Dept=”IT”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 Mono" svg:font-family="'Google Sans Mono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09:36:00.755692613</meta:creation-date>
    <dc:date>2023-09-21T11:05:41.303588704</dc:date>
    <meta:editing-duration>PT27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4" meta:word-count="252" meta:character-count="2167" meta:non-whitespace-character-count="1708"/>
  </office:meta>
</office:document-meta>
</file>